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ckax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 I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</table:table>
      <table:table table:name="Building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</table:table>
      <table:table table:name="Obstacl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m ID?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f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en Do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oden Flo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en Wa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neNod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00-00-00</text:date>, <text:time style:data-style-name="N2" text:time-value="11:02:15.71026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1-02T11:02:52.938100600</dc:date>
    <meta:editing-duration>PT7M8S</meta:editing-duration>
    <meta:editing-cycles>6</meta:editing-cycles>
    <meta:generator>LibreOffice/25.2.5.2$Windows_X86_64 LibreOffice_project/03d19516eb2e1dd5d4ccd751a0d6f35f35e08022</meta:generator>
    <meta:document-statistic meta:table-count="3" meta:cell-count="89" meta:object-count="0"/>
  </office:meta>
</office:document-meta>
</file>